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E0000036DA82EDB4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char" svg:y="0cm" svg:width="16.879cm" svg:height="23.202cm" draw:z-index="0"><draw:image xlink:href="Pictures/100000000000027E0000036DA82EDB4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s" fo:country="VE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is Limongi</meta:initial-creator>
    <meta:creation-date>2011-08-23T10:48:10</meta:creation-date>
    <meta:editing-duration>P23DT22H11M8S</meta:editing-duration>
    <meta:document-statistic meta:table-count="0" meta:image-count="1" meta:object-count="0" meta:page-count="1" meta:paragraph-count="0" meta:word-count="0" meta:character-count="0"/>
    <meta:generator>LibreOffice/3.3$Linux LibreOffice_project/330m19$Build-301</meta:generator>
    <meta:user-defined meta:name="Información 1"/>
    <meta:user-defined meta:name="Información 2"/>
    <meta:user-defined meta:name="Información 3"/>
    <meta:user-defined meta:name="Información 4"/>
  </office:meta>
</office:document-meta>
</file>